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36in"/>
    </style:style>
    <style:style style:name="co2" style:family="table-column">
      <style:table-column-properties fo:break-before="auto" style:column-width="2.323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age_CP</text:p>
          </table:table-cell>
          <table:table-cell office:value-type="string">
            <text:p>Gambler's Paradise</text:p>
          </table:table-cell>
        </table:table-row>
        <table:table-row table:style-name="ro1">
          <table:table-cell office:value-type="string">
            <text:p>stage_DS</text:p>
          </table:table-cell>
          <table:table-cell office:value-type="string">
            <text:p>Experimental Playground</text:p>
          </table:table-cell>
        </table:table-row>
        <table:table-row table:style-name="ro2">
          <table:table-cell office:value-type="string">
            <text:p>stage_HEL</text:p>
          </table:table-cell>
          <table:table-cell office:value-type="string">
            <text:p>Tritower Heliport</text:p>
          </table:table-cell>
        </table:table-row>
        <table:table-row table:style-name="ro1">
          <table:table-cell office:value-type="string">
            <text:p>stage_KYO</text:p>
          </table:table-cell>
          <table:table-cell office:value-type="string">
            <text:p>Kyoto in Bloom</text:p>
          </table:table-cell>
        </table:table-row>
        <table:table-row table:style-name="ro1">
          <table:table-cell office:value-type="string">
            <text:p>stage_MK</text:p>
          </table:table-cell>
          <table:table-cell office:value-type="string">
            <text:p>Seaside Market (top)</text:p>
          </table:table-cell>
        </table:table-row>
        <table:table-row table:style-name="ro1">
          <table:table-cell office:value-type="string">
            <text:p>stage_MK2</text:p>
          </table:table-cell>
          <table:table-cell office:value-type="string">
            <text:p>Seaside Market (bottom)</text:p>
          </table:table-cell>
        </table:table-row>
        <table:table-row table:style-name="ro1">
          <table:table-cell office:value-type="string">
            <text:p>stage_NY</text:p>
          </table:table-cell>
          <table:table-cell office:value-type="string">
            <text:p>Ninja Hideout (top)</text:p>
          </table:table-cell>
        </table:table-row>
        <table:table-row table:style-name="ro1">
          <table:table-cell office:value-type="string">
            <text:p>stage_NY2</text:p>
          </table:table-cell>
          <table:table-cell office:value-type="string">
            <text:p>Ninja Hideout (bottom)</text:p>
          </table:table-cell>
        </table:table-row>
        <table:table-row table:style-name="ro1">
          <table:table-cell office:value-type="string">
            <text:p>stage_PRO</text:p>
          </table:table-cell>
          <table:table-cell office:value-type="string">
            <text:p>DWA Coliseum</text:p>
          </table:table-cell>
        </table:table-row>
        <table:table-row table:style-name="ro1">
          <table:table-cell office:value-type="string">
            <text:p>stage_TC</text:p>
          </table:table-cell>
          <table:table-cell office:value-type="string">
            <text:p>DOATEC Great Hall</text:p>
          </table:table-cell>
        </table:table-row>
        <table:table-row table:style-name="ro1">
          <table:table-cell office:value-type="string">
            <text:p>stage_TS</text:p>
          </table:table-cell>
          <table:table-cell office:value-type="string">
            <text:p>Temple on the Mountain (top)</text:p>
          </table:table-cell>
        </table:table-row>
        <table:table-row table:style-name="ro1">
          <table:table-cell office:value-type="string">
            <text:p>stage_TS2</text:p>
          </table:table-cell>
          <table:table-cell office:value-type="string">
            <text:p>Temple on the Mountain (bottom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2">
          <table:table-cell office:value-type="string">
            <text:p>stage_dat.bin mem locations</text:p>
          </table:table-cell>
          <table:table-cell/>
        </table:table-row>
        <table:table-row table:style-name="ro1">
          <table:table-cell office:value-type="string">
            <text:p>0x1025BD000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1">02/21/2024</text:date>, <text:time>02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1T01:44:06.07</meta:creation-date>
    <dc:date>2024-02-21T02:55:01.85</dc:date>
    <meta:editing-duration>PT55M45S</meta:editing-duration>
    <meta:editing-cycles>2</meta:editing-cycles>
    <meta:generator>OpenOffice/4.1.6$Win32 OpenOffice.org_project/416m1$Build-9790</meta:generator>
    <meta:document-statistic meta:table-count="3" meta:cell-count="26" meta:object-count="0"/>
  </office:meta>
</office:document-meta>
</file>